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4.223cm" style:rel-column-width="10768*"/>
    </style:style>
    <style:style style:name="Tableau1.B" style:family="table-column">
      <style:table-column-properties style:column-width="10.081cm" style:rel-column-width="25705*"/>
    </style:style>
    <style:style style:name="Tableau1.C" style:family="table-column">
      <style:table-column-properties style:column-width="11.396cm" style:rel-column-width="29062*"/>
    </style:style>
    <style:style style:name="Tableau1.A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5" style:family="table-row">
      <style:table-row-properties style:min-row-height="3.889cm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223cm" style:rel-column-width="10768*"/>
    </style:style>
    <style:style style:name="Tableau2.B" style:family="table-column">
      <style:table-column-properties style:column-width="10.081cm" style:rel-column-width="25705*"/>
    </style:style>
    <style:style style:name="Tableau2.C" style:family="table-column">
      <style:table-column-properties style:column-width="11.396cm" style:rel-column-width="29062*"/>
    </style:style>
    <style:style style:name="Tableau2.A1" style:family="table-cell">
      <style:table-cell-properties fo:padding="0.097cm" fo:border="0.5pt solid #000000" style:writing-mode="page"/>
    </style:style>
    <style:style style:name="Tableau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2.4" style:family="table-row">
      <style:table-row-properties style:min-row-height="3.889cm"/>
    </style:style>
    <style:style style:name="Tableau2.A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P1" style:family="paragraph" style:parent-style-name="Header">
      <style:paragraph-properties style:snap-to-layout-grid="false">
        <style:tab-stops/>
      </style:paragraph-properties>
      <style:text-properties style:font-name="Arial" fo:font-size="10pt" officeooo:rsid="000f3aaa" officeooo:paragraph-rsid="001ec86d" style:font-size-asian="10pt" style:font-name-complex="Arial" style:font-size-complex="10pt"/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" fo:font-size="10pt" officeooo:rsid="000f3aaa" officeooo:paragraph-rsid="00203414" style:font-size-asian="10pt" style:font-name-complex="Arial" style:font-size-complex="10pt"/>
    </style:style>
    <style:style style:name="P3" style:family="paragraph" style:parent-style-name="Header">
      <style:paragraph-properties fo:margin-top="0.101cm" fo:margin-bottom="0.101cm" style:contextual-spacing="false" fo:line-height="100%" fo:text-align="start" style:justify-single-word="false" style:snap-to-layout-grid="false">
        <style:tab-stops/>
      </style:paragraph-properties>
      <style:text-properties style:font-name="Courier New" fo:font-size="8pt" officeooo:paragraph-rsid="001ec86d" style:font-size-asian="10pt" style:font-name-complex="Arial" style:font-size-complex="10pt"/>
    </style:style>
    <style:style style:name="P4" style:family="paragraph" style:parent-style-name="Header">
      <style:paragraph-properties fo:margin-top="0.101cm" fo:margin-bottom="0.101cm" style:contextual-spacing="false" fo:line-height="100%" fo:text-align="start" style:justify-single-word="false" style:snap-to-layout-grid="false">
        <style:tab-stops/>
      </style:paragraph-properties>
      <style:text-properties style:font-name="Courier New" fo:font-size="8pt" officeooo:paragraph-rsid="00203414" style:font-size-asian="10pt" style:font-name-complex="Arial" style:font-size-complex="10pt"/>
    </style:style>
    <style:style style:name="P5" style:family="paragraph" style:parent-style-name="Table_20_Contents">
      <style:text-properties officeooo:rsid="001ec86d" officeooo:paragraph-rsid="001ec86d"/>
    </style:style>
    <style:style style:name="P6" style:family="paragraph" style:parent-style-name="Table_20_Contents">
      <style:paragraph-properties fo:text-align="center" style:justify-single-word="false"/>
      <style:text-properties officeooo:rsid="001ec86d" officeooo:paragraph-rsid="001ec86d"/>
    </style:style>
    <style:style style:name="P7" style:family="paragraph" style:parent-style-name="Table_20_Contents">
      <style:paragraph-properties fo:text-align="center" style:justify-single-word="false"/>
      <style:text-properties officeooo:rsid="001ec86d" officeooo:paragraph-rsid="00203414"/>
    </style:style>
    <style:style style:name="P8" style:family="paragraph" style:parent-style-name="Table_20_Contents">
      <style:text-properties officeooo:rsid="001ec86d" officeooo:paragraph-rsid="00203414"/>
    </style:style>
    <style:style style:name="P9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</style:style>
    <style:style style:name="P10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loext:opacity="100%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.499cm" style:contextual-spacing="false" fo:background-color="#ffffff"/>
      <style:text-properties fo:color="#000000" loext:opacity="100%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.499cm" style:contextual-spacing="false" fo:break-before="page" fo:background-color="#ffffff"/>
      <style:text-properties fo:color="#000000" loext:opacity="100%"/>
    </style:style>
    <style:style style:name="P14" style:family="paragraph" style:parent-style-name="Preformatted_20_Text">
      <style:text-properties fo:color="#000000" loext:opacity="100%" officeooo:rsid="00202dfe" officeooo:paragraph-rsid="00202dfe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loext:opacity="100%" fo:background-color="#ffff00"/>
    </style:style>
    <style:style style:name="P16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 fo:background-color="#ffff00"/>
    </style:style>
    <style:style style:name="P17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3f5fbf" loext:opacity="100%"/>
    </style:style>
    <style:style style:name="P18" style:family="paragraph" style:parent-style-name="Preformatted_20_Text">
      <style:text-properties fo:color="#3f5fbf" loext:opacity="100%" officeooo:rsid="00202dfe" officeooo:paragraph-rsid="00202dfe"/>
    </style:style>
    <style:style style:name="P19" style:family="paragraph" style:parent-style-name="Standard">
      <style:text-properties officeooo:rsid="00202dfe" officeooo:paragraph-rsid="00202dfe"/>
    </style:style>
    <style:style style:name="P20" style:family="paragraph" style:parent-style-name="Standard">
      <style:paragraph-properties fo:break-before="page"/>
      <style:text-properties officeooo:rsid="00202dfe" officeooo:paragraph-rsid="00202dfe"/>
    </style:style>
    <style:style style:name="P21" style:family="paragraph" style:parent-style-name="Standard">
      <style:text-properties officeooo:rsid="00202dfe" officeooo:paragraph-rsid="00203414"/>
    </style:style>
    <style:style style:name="T1" style:family="text">
      <style:text-properties officeooo:rsid="001ec86d"/>
    </style:style>
    <style:style style:name="T2" style:family="text">
      <style:text-properties fo:color="#3f5fbf" loext:opacity="100%"/>
    </style:style>
    <style:style style:name="T3" style:family="text">
      <style:text-properties fo:color="#7f9fbf" loext:opacity="100%" fo:font-weight="bold"/>
    </style:style>
    <style:style style:name="T4" style:family="text">
      <style:text-properties fo:color="#7f0055" loext:opacity="100%" fo:font-weight="bold"/>
    </style:style>
    <style:style style:name="T5" style:family="text">
      <style:text-properties fo:color="#7f0055" loext:opacity="100%" fo:font-weight="bold" fo:background-color="#ffff00" loext:char-shading-value="0"/>
    </style:style>
    <style:style style:name="T6" style:family="text">
      <style:text-properties fo:color="#2a00ff" loext:opacity="100%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203414"/>
    </style:style>
    <style:style style:name="T9" style:family="text">
      <style:text-properties fo:color="#000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3" office:value-type="string">
            <text:p text:style-name="P6">Compte rendu de test</text:p>
          </table:table-cell>
          <table:covered-table-cell/>
          <table:covered-table-cell/>
        </table:table-row>
        <table:table-row>
          <table:table-cell table:style-name="Tableau1.A2" table:number-columns-spanned="2" office:value-type="string">
            <text:p text:style-name="P5">Reference du module</text:p>
          </table:table-cell>
          <table:covered-table-cell/>
          <table:table-cell table:style-name="Tableau1.C2" office:value-type="string">
            <text:p text:style-name="P5">F2.1</text:p>
          </table:table-cell>
        </table:table-row>
        <table:table-row>
          <table:table-cell table:style-name="Tableau1.A2" office:value-type="string">
            <text:p text:style-name="P5">N° Opérations</text:p>
          </table:table-cell>
          <table:table-cell table:style-name="Tableau1.A2" office:value-type="string">
            <text:p text:style-name="P5">Résultats attendus</text:p>
          </table:table-cell>
          <table:table-cell table:style-name="Tableau1.C2" office:value-type="string">
            <text:p text:style-name="P5">Résultats obtenus</text:p>
          </table:table-cell>
        </table:table-row>
        <table:table-row>
          <table:table-cell table:style-name="Tableau1.A4" office:value-type="string">
            <text:p text:style-name="P6">1</text:p>
          </table:table-cell>
          <table:table-cell table:style-name="Tableau1.A2" office:value-type="string">
            <text:p text:style-name="P1"><text:bookmark-start text:name="__DdeLink__181_2575391956"/>Suppression de la réservation ayant pour idResa 10 : ok</text:p>
            <text:p text:style-name="P3">+--------+--------------+----------+-------------+</text:p>
            <text:p text:style-name="P3">| idResa | referenceVol | idClient | numeroSiege |</text:p>
            <text:p text:style-name="P3">+--------+--------------+----------+-------------+</text:p>
            <text:p text:style-name="P3">| <text:s text:c="5"/>2 | <text:s text:c="11"/>2 | <text:s text:c="7"/>1 | <text:s text:c="10"/>8 |</text:p>
            <text:p text:style-name="P3">+--------+--------------+----------+-------------+<text:bookmark-end text:name="__DdeLink__181_2575391956"/></text:p>
          </table:table-cell>
          <table:table-cell table:style-name="Tableau1.C2" office:value-type="string">
            <text:p text:style-name="P5">Conforme</text:p>
          </table:table-cell>
        </table:table-row>
        <table:table-row table:style-name="Tableau1.5">
          <table:table-cell table:style-name="Tableau1.A4" office:value-type="string">
            <text:p text:style-name="P6">2</text:p>
          </table:table-cell>
          <table:table-cell table:style-name="Tableau1.A2" office:value-type="string">
            <text:p text:style-name="P1">Suppression de la réservation ayant pour idResa 10 : <text:span text:style-name="T1">pas </text:span>ok</text:p>
            <text:p text:style-name="P3">+--------+--------------+----------+-------------+</text:p>
            <text:p text:style-name="P3">| idResa | referenceVol | idClient | numeroSiege |</text:p>
            <text:p text:style-name="P3">+--------+--------------+----------+-------------+</text:p>
            <text:p text:style-name="P3">| <text:s text:c="5"/>2 | <text:s text:c="11"/>2 | <text:s text:c="7"/>1 | <text:s text:c="10"/>8 |</text:p>
            <text:p text:style-name="P3">+--------+--------------+----------+-------------+</text:p>
          </table:table-cell>
          <table:table-cell table:style-name="Tableau1.C2" office:value-type="string">
            <text:p text:style-name="P1">Suppression de la réservation ayant pour idResa 10 : ok</text:p>
            <text:p text:style-name="P3">+--------+--------------+----------+-------------+</text:p>
            <text:p text:style-name="P3">| idResa | referenceVol | idClient | numeroSiege |</text:p>
            <text:p text:style-name="P3">+--------+--------------+----------+-------------+</text:p>
            <text:p text:style-name="P3">| <text:s text:c="5"/>2 | <text:s text:c="11"/>2 | <text:s text:c="7"/>1 | <text:s text:c="10"/>8 |</text:p>
            <text:p text:style-name="P3">+--------+--------------+----------+-------------+</text:p>
            <text:p text:style-name="P5">non Conforme</text:p>
          </table:table-cell>
        </table:table-row>
      </table:table>
      <text:p text:style-name="Standard"/>
      <text:p text:style-name="P19">Opération 2 non conforme</text:p>
      <text:p text:style-name="P19"/>
      <text:p text:style-name="P20">On passe en test structurel.</text:p>
      <text:p text:style-name="P18">/**</text:p>
      <text:p text:style-name="P10"><text:span text:style-name="T2"><text:s/>* </text:span><text:span text:style-name="T3">@brief</text:span><text:span text:style-name="T2"> InterfaceAccessBddAgence::supprimerReservation</text:span></text:p>
      <text:p text:style-name="P17"><text:s/>* Supprimer la réservation ayant pour id idResa de la table reservations</text:p>
      <text:p text:style-name="P10"><text:span text:style-name="T2"><text:s/>* </text:span><text:span text:style-name="T3">@param</text:span><text:span text:style-name="T2"> idResa id de la réservation à supprimer</text:span></text:p>
      <text:p text:style-name="P10"><text:span text:style-name="T2"><text:s/>* </text:span><text:span text:style-name="T3">@return</text:span><text:span text:style-name="T2"> true si la réservation à bien été supprimée false sinon</text:span></text:p>
      <text:p text:style-name="P17"><text:s/>*/</text:p>
      <text:p text:style-name="P10"><text:span text:style-name="T4">bool</text:span> InterfaceAccessBddAgence::supprimerReservation(<text:span text:style-name="T4">int</text:span> idResa)</text:p>
      <text:p text:style-name="P11">{</text:p>
      <text:p text:style-name="P10"><text:s text:c="4"/><text:span text:style-name="T4">bool</text:span> supOk=<text:span text:style-name="T4">true</text:span>;</text:p>
      <text:p text:style-name="P10"><text:s text:c="4"/><text:span text:style-name="T4">QSqlQuery</text:span> requetePreparee;</text:p>
      <text:p text:style-name="P10"><text:s text:c="4"/>requetePreparee.prepare(<text:span text:style-name="T6">"delete from reservations where idResa=:id; "</text:span>);</text:p>
      <text:p text:style-name="P9"><text:span text:style-name="T9"><text:s text:c="4"/>requetePreparee.bindValue(</text:span><text:span text:style-name="T6">":id"</text:span><text:span text:style-name="T9">,idResa);</text:span></text:p>
      <text:p text:style-name="P10"><text:s text:c="4"/><text:span text:style-name="T4">if</text:span> (!requetePreparee.exec())</text:p>
      <text:p text:style-name="P11"><text:s text:c="4"/>{</text:p>
      <text:p text:style-name="P10"><text:s text:c="8"/><text:span text:style-name="T4">qDebug</text:span>()&lt;&lt;requetePreparee.lastError().text();</text:p>
      <text:p text:style-name="P10"><text:s text:c="8"/>supOk=<text:span text:style-name="T4">false</text:span>;</text:p>
      <text:p text:style-name="P11"><text:s text:c="4"/>}</text:p>
      <text:p text:style-name="P10"><text:s text:c="4"/><text:span text:style-name="T4">return</text:span> supOk;</text:p>
      <text:p text:style-name="P12">}</text:p>
      <text:p text:style-name="P19">On ne retourne faux que si la requete est syntaxiquement incorrecte.</text:p>
      <text:p text:style-name="P19">Il faudrait tester également si le nombre de ligne affecté par la requête n'est pas nulle.</text:p>
      <text:p text:style-name="P14"><text:span text:style-name="T4">bool</text:span> InterfaceAccessBddAgence::supprimerReservation(<text:span text:style-name="T4">int</text:span> idResa)</text:p>
      <text:p text:style-name="P11">{</text:p>
      <text:p text:style-name="P10"><text:s text:c="4"/><text:span text:style-name="T4">bool</text:span> supOk=<text:span text:style-name="T4">true</text:span>;</text:p>
      <text:p text:style-name="P10"><text:s text:c="4"/><text:span text:style-name="T4">QSqlQuery</text:span> requetePreparee;</text:p>
      <text:p text:style-name="P10"><text:s text:c="4"/>requetePreparee.prepare(<text:span text:style-name="T6">"delete from reservations where idResa=:id; "</text:span>);</text:p>
      <text:p text:style-name="P9"><text:span text:style-name="T9"><text:s text:c="4"/>requetePreparee.bindValue(</text:span><text:span text:style-name="T6">":id"</text:span><text:span text:style-name="T9">,idResa);</text:span></text:p>
      <text:p text:style-name="P10"><text:s text:c="4"/><text:span text:style-name="T4">if</text:span> (!requetePreparee.exec())</text:p>
      <text:p text:style-name="P11"><text:s text:c="4"/>{</text:p>
      <text:p text:style-name="P10"><text:s text:c="8"/><text:span text:style-name="T4">qDebug</text:span>()&lt;&lt;requetePreparee.lastError().text();</text:p>
      <text:p text:style-name="P10"><text:s text:c="8"/>supOk=<text:span text:style-name="T4">false</text:span>;</text:p>
      <text:p text:style-name="P11"><text:s text:c="4"/>}</text:p>
      <text:p text:style-name="P10"><text:s text:c="3"/><text:span text:style-name="T7"><text:s/></text:span><text:span text:style-name="T5">if</text:span><text:span text:style-name="T7"> (requetePreparee.numRowsAffected()!=0)</text:span></text:p>
      <text:p text:style-name="P15"><text:s text:c="4"/>{</text:p>
      <text:p text:style-name="P16"><text:s text:c="11"/>supOk=<text:span text:style-name="T4">false</text:span>;</text:p>
      <text:p text:style-name="P15"><text:s text:c="4"/>}</text:p>
      <text:p text:style-name="P10"><text:s text:c="4"/><text:span text:style-name="T4">return</text:span> supOk;</text:p>
      <text:p text:style-name="P12">}</text:p>
      <text:p text:style-name="P13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table:number-columns-spanned="3" office:value-type="string">
            <text:p text:style-name="P7">Compte rendu de test</text:p>
          </table:table-cell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8">Reference du module</text:p>
          </table:table-cell>
          <table:covered-table-cell/>
          <table:table-cell table:style-name="Tableau2.C2" office:value-type="string">
            <text:p text:style-name="P8">F2.1</text:p>
          </table:table-cell>
        </table:table-row>
        <table:table-row>
          <table:table-cell table:style-name="Tableau2.A2" office:value-type="string">
            <text:p text:style-name="P8">N° Opérations</text:p>
          </table:table-cell>
          <table:table-cell table:style-name="Tableau2.A2" office:value-type="string">
            <text:p text:style-name="P8">Résultats attendus</text:p>
          </table:table-cell>
          <table:table-cell table:style-name="Tableau2.C2" office:value-type="string">
            <text:p text:style-name="P8">Résultats obtenus</text:p>
          </table:table-cell>
        </table:table-row>
        <table:table-row table:style-name="Tableau2.4">
          <table:table-cell table:style-name="Tableau2.A4" office:value-type="string">
            <text:p text:style-name="P7">2</text:p>
          </table:table-cell>
          <table:table-cell table:style-name="Tableau2.A2" office:value-type="string">
            <text:p text:style-name="P2">Suppression de la réservation ayant pour idResa 10 : <text:span text:style-name="T1">pas </text:span>ok</text:p>
            <text:p text:style-name="P4">+--------+--------------+----------+-------------+</text:p>
            <text:p text:style-name="P4">| idResa | referenceVol | idClient | numeroSiege |</text:p>
            <text:p text:style-name="P4">+--------+--------------+----------+-------------+</text:p>
            <text:p text:style-name="P4">| <text:s text:c="5"/>2 | <text:s text:c="11"/>2 | <text:s text:c="7"/>1 | <text:s text:c="10"/>8 |</text:p>
            <text:p text:style-name="P4">+--------+--------------+----------+-------------+</text:p>
          </table:table-cell>
          <table:table-cell table:style-name="Tableau2.C2" office:value-type="string">
            <text:p text:style-name="P2">Suppression de la réservation ayant pour idResa 10 : <text:span text:style-name="T8">pas </text:span>ok</text:p>
            <text:p text:style-name="P4">+--------+--------------+----------+-------------+</text:p>
            <text:p text:style-name="P4">| idResa | referenceVol | idClient | numeroSiege |</text:p>
            <text:p text:style-name="P4">+--------+--------------+----------+-------------+</text:p>
            <text:p text:style-name="P4">| <text:s text:c="5"/>2 | <text:s text:c="11"/>2 | <text:s text:c="7"/>1 | <text:s text:c="10"/>8 |</text:p>
            <text:p text:style-name="P4">+--------+--------------+----------+-------------+</text:p>
            <text:p text:style-name="P8">Conforme</text:p>
          </table:table-cell>
        </table:table-row>
      </table:table>
      <text:p text:style-name="P21"/>
      <text:p text:style-name="P19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dier BERNARD</meta:initial-creator>
    <meta:creation-date>2026-01-19T09:45:46.886434997</meta:creation-date>
    <dc:date>2026-01-26T08:15:16.373299306</dc:date>
    <dc:creator>Didier BERNARD</dc:creator>
    <meta:editing-duration>PT28M21S</meta:editing-duration>
    <meta:editing-cycles>4</meta:editing-cycles>
    <meta:generator>LibreOffice/24.2.7.2$Linux_X86_64 LibreOffice_project/420$Build-2</meta:generator>
    <meta:document-statistic meta:table-count="2" meta:image-count="0" meta:object-count="0" meta:page-count="3" meta:paragraph-count="88" meta:word-count="380" meta:character-count="3020" meta:non-whitespace-character-count="2499"/>
  </office:meta>
</office:document-meta>
</file>